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>
      <loext:graphic-properties draw:fill="none" draw:fill-color="#ffffff"/>
      <style:text-properties fo:font-size="14pt" style:font-size-asian="14pt" style:font-size-complex="14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fo:font-size="12pt"/>
    </style:style>
    <style:style style:name="P4" style:family="paragraph">
      <loext:graphic-properties draw:fill="none" draw:fill-color="#ffffff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/>
    </style:style>
    <style:style style:name="gr1" style:family="graphic">
      <style:graphic-properties draw:textarea-horizontal-align="justify" draw:textarea-vertical-align="middle" draw:auto-grow-height="false" fo:min-height="0.348in" fo:min-width="0.88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0.3209in" fo:min-width="1.029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justify" draw:textarea-vertical-align="middle" draw:auto-grow-height="false" fo:min-height="0.3209in" fo:min-width="1.112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textarea-horizontal-align="justify" draw:textarea-vertical-align="middle" draw:auto-grow-height="false" fo:min-height="0.3957in" fo:min-width="1.812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fill="none" draw:fill-color="#ffffff" fo:min-height="0.201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color="#000000" draw:fill="none" draw:fill-color="#ffffff" fo:min-height="0.364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none" svg:stroke-color="#000000" draw:fill="none" draw:fill-color="#ffffff" fo:min-height="0.406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marker-end="Arrow" draw:marker-end-width="0.0693i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marker-start="Arrow" draw:marker-start-width="0.0693i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stroke="none" svg:stroke-color="#000000" draw:fill="none" draw:fill-color="#ffffff" fo:min-height="0.109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stroke="none" svg:stroke-color="#000000" draw:fill="none" draw:fill-color="#ffffff" fo:min-height="0.108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stroke="none" svg:stroke-color="#000000" draw:fill="none" draw:fill-color="#ffffff" fo:min-height="0.14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draw:stroke="none" svg:stroke-color="#000000" draw:fill="none" draw:fill-color="#ffffff" fo:min-height="0.2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draw:stroke="none" svg:stroke-color="#000000" draw:fill="none" draw:fill-color="#ffffff" fo:min-height="0.208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6" style:family="graphic">
      <style:graphic-properties draw:stroke="none" svg:stroke-color="#000000" draw:fill="none" draw:fill-color="#ffffff" fo:min-height="0.1244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7" style:family="graphic">
      <style:graphic-properties draw:stroke="none" svg:stroke-color="#000000" draw:fill="none" draw:fill-color="#ffffff" fo:min-height="0.2602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ustom-shape text:anchor-type="paragraph" draw:z-index="0" draw:name="Shape8" draw:style-name="gr1" svg:width="0.9276in" svg:height="0.3858in" svg:x="4.9102in" svg:y="2.4736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" draw:name="Shape7" draw:style-name="gr2" svg:width="1.063in" svg:height="0.3543in" svg:x="1.1811in" svg:y="2.5571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" draw:name="Shape6" draw:style-name="gr3" svg:width="1.1461in" svg:height="0.3543in" svg:x="2.9417in" svg:y="1.5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" draw:name="Shape2" draw:style-name="gr4" svg:width="1.8543in" svg:height="0.4378in" svg:x="2.598in" svg:y="0.171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4" draw:name="Shape1" draw:style-name="gr5" draw:text-style-name="P1" svg:width="1.6358in" svg:height="0.2252in" svg:x="2.702in" svg:y="0.2756in"><draw:text-box><text:p><text:span text:style-name="T1">Student Service (SS)</text:span></text:p></draw:text-box></draw:frame><draw:frame text:anchor-type="paragraph" draw:z-index="5" draw:name="Shape3" draw:style-name="gr6" draw:text-style-name="P1" svg:width="1.3752in" svg:height="0.365in" svg:x="3.2437in" svg:y="1.5571in"><draw:text-box><text:p><text:span text:style-name="T1">Admin</text:span></text:p></draw:text-box></draw:frame><draw:frame text:anchor-type="paragraph" draw:z-index="6" draw:name="Shape4" draw:style-name="gr7" draw:text-style-name="P1" svg:width="1.3543in" svg:height="0.4067in" svg:x="1.3583in" svg:y="2.6193in"><draw:text-box><text:p><text:span text:style-name="T1">Database</text:span></text:p></draw:text-box></draw:frame><draw:line text:anchor-type="paragraph" draw:z-index="7" draw:name="Shape9" draw:style-name="gr8" draw:text-style-name="P2" svg:x1="1.4102in" svg:y1="0.411in" svg:x2="2.5976in" svg:y2="0.411in"><text:p/></draw:line><draw:line text:anchor-type="paragraph" draw:z-index="8" draw:name="Shape10" draw:style-name="gr8" draw:text-style-name="P2" svg:x1="1.4102in" svg:y1="0.411in" svg:x2="1.4102in" svg:y2="2.5567in"><text:p/></draw:line><draw:line text:anchor-type="paragraph" draw:z-index="9" draw:name="Shape11" draw:style-name="gr9" draw:text-style-name="P2" svg:x1="4.452in" svg:y1="0.3795in" svg:x2="5.6083in" svg:y2="0.3693in"><text:p/></draw:line><draw:line text:anchor-type="paragraph" draw:z-index="10" draw:name="Shape12" draw:style-name="gr10" draw:text-style-name="P2" svg:x1="5.6083in" svg:y1="0.3693in" svg:x2="5.6602in" svg:y2="2.4736in"><text:p/></draw:line><draw:line text:anchor-type="paragraph" draw:z-index="11" draw:name="Shape13" draw:style-name="gr9" draw:text-style-name="P2" svg:x1="2.2437in" svg:y1="2.7343in" svg:x2="4.9102in" svg:y2="2.7134in"><text:p/></draw:line><draw:line text:anchor-type="paragraph" draw:z-index="12" draw:name="Shape14" draw:style-name="gr9" draw:text-style-name="P2" svg:x1="3.5354in" svg:y1="0.6091in" svg:x2="3.5354in" svg:y2="1.5047in"><text:p/></draw:line><draw:line text:anchor-type="paragraph" draw:z-index="13" draw:name="Shape15" draw:style-name="gr9" draw:text-style-name="P2" svg:x1="2.0043in" svg:y1="2.5571in" svg:x2="2.0043in" svg:y2="1.6819in"><text:p/></draw:line><draw:line text:anchor-type="paragraph" draw:z-index="14" draw:name="Shape16" draw:style-name="gr10" draw:text-style-name="P2" svg:x1="2.9417in" svg:y1="1.6819in" svg:x2="2.0043in" svg:y2="1.6819in"><text:p/></draw:line><draw:line text:anchor-type="paragraph" draw:z-index="15" draw:name="Shape17" draw:style-name="gr9" draw:text-style-name="P2" svg:x1="5.0772in" svg:y1="2.4736in" svg:x2="5.0772in" svg:y2="1.6508in"><text:p/></draw:line><draw:line text:anchor-type="paragraph" draw:z-index="16" draw:name="Shape18" draw:style-name="gr10" draw:text-style-name="P2" svg:x1="4.0874in" svg:y1="1.661in" svg:x2="5.0772in" svg:y2="1.6508in"><text:p/></draw:line><draw:frame text:anchor-type="paragraph" draw:z-index="17" draw:name="Shape19" draw:style-name="gr11" draw:text-style-name="P3" svg:width="1.2713in" svg:height="0.1925in" svg:x="3.1709in" svg:y="2.7339in"><draw:text-box><text:p><text:span text:style-name="T2">Data Access</text:span></text:p></draw:text-box></draw:frame><draw:frame text:anchor-type="paragraph" draw:z-index="18" draw:name="Shape20" draw:style-name="gr12" draw:text-style-name="P3" svg:width="1.4287in" svg:height="0.1925in" draw:transform="rotate (-1.52122897603826) translate (5.85277777777778in 1.12083333333333in)"><draw:text-box><text:p><text:span text:style-name="T2">Implement</text:span></text:p></draw:text-box></draw:frame><draw:frame text:anchor-type="paragraph" draw:z-index="19" draw:name="Shape21" draw:style-name="gr13" draw:text-style-name="P3" svg:width="1.2189in" svg:height="0.1925in" draw:transform="rotate (1.57428698529889) translate (1.21805555555556in 1.83819444444444in)"><draw:text-box><text:p><text:span text:style-name="T2">Data Share</text:span></text:p></draw:text-box></draw:frame><draw:frame text:anchor-type="paragraph" draw:z-index="20" draw:name="Shape22" draw:style-name="gr14" draw:text-style-name="P4" svg:width="1.2713in" svg:height="0.2504in" svg:x="2.1291in" svg:y="1.5047in"><draw:text-box><text:p>Extract</text:p></draw:text-box></draw:frame><draw:frame text:anchor-type="paragraph" draw:z-index="21" draw:name="Shape23" draw:style-name="gr15" draw:text-style-name="P4" svg:width="1.3961in" svg:height="0.2087in" svg:x="2.1291in" svg:y="1.6819in"><draw:text-box><text:p>Access</text:p></draw:text-box></draw:frame><draw:frame text:anchor-type="paragraph" draw:z-index="22" draw:name="Shape24" draw:style-name="gr16" draw:text-style-name="P3" svg:width="0.8961in" svg:height="0.1925in" svg:x="4.3583in" svg:y="1.4689in"><draw:text-box><text:p><text:span text:style-name="T2">Access</text:span></text:p></draw:text-box></draw:frame><draw:frame text:anchor-type="paragraph" draw:z-index="23" draw:name="Shape25" draw:style-name="gr17" draw:text-style-name="P4" svg:width="0.9587in" svg:height="0.2606in" draw:transform="rotate (-1.52768669427064) translate (3.71736111111111in 0.890277777777778in)"><draw:text-box><text:p>Edit</text:p></draw:text-box></draw:frame><draw:frame text:anchor-type="paragraph" draw:z-index="24" draw:name="Shape5" draw:style-name="gr14" draw:text-style-name="P4" svg:width="0.7713in" svg:height="0.2504in" svg:x="5.0146in" svg:y="2.5465in"><draw:text-box><text:p>User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9T01:40:24.155159867</meta:creation-date>
    <dc:date>2019-11-29T01:40:51.529858105</dc:date>
    <meta:editing-duration>PT27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5.3.6.1$Linux_X86_64 LibreOffice_project/30$Build-1</meta:generator>
  </office:meta>
</office:document-meta>
</file>